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5D00001EE7000004163DA3EBED38F6147E.svm" manifest:media-type="image/x-svm"/>
  <manifest:file-entry manifest:full-path="Pictures/100002000000012B000000284D1F38FCFF23CD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4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6C3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n Central Pressure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Pred Max Wind Speed</text:p>
          </table:table-cell>
          <table:table-cell table:formula="of:=1234.1-(1.173*[.B1])" office:value-type="float" office:value="149.075" calcext:value-type="float">
            <text:p>149.0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d Max Wind Speed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n Central Pressure</text:p>
          </table:table-cell>
          <table:table-cell table:formula="of:=-([.B4]-1234.1)/1.173" office:value-type="float" office:value="949.786871270247" calcext:value-type="float">
            <text:p>949.786871270247</text:p>
          </table:table-cell>
        </table:table-row>
      </table:table>
      <table:table table:name="L6C4" table:style-name="ta1">
        <table:shapes>
          <draw:frame draw:z-index="0" draw:style-name="gr1" draw:text-style-name="P1" svg:width="687.6pt" svg:height="403.57pt" svg:x="3.12pt" svg:y="3pt">
            <draw:object draw:notify-on-update-of-ranges="L6C4.A1:L6C4.A1 L6C4.A2:L6C4.A33 L6C4.B1:L6C4.B1 L6C4.B2:L6C4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ce2"/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Global Mean CO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38.8" calcext:value-type="float">
            <text:p>338.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40.76" calcext:value-type="float">
            <text:p>340.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42.44" calcext:value-type="float">
            <text:p>342.4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343.98" calcext:value-type="float">
            <text:p>343.9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45.46" calcext:value-type="float">
            <text:p>345.4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346.89" calcext:value-type="float">
            <text:p>346.8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348.63" calcext:value-type="float">
            <text:p>348.6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51.17" calcext:value-type="float">
            <text:p>351.1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52.78" calcext:value-type="float">
            <text:p>352.7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53.98" calcext:value-type="float">
            <text:p>353.9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55.3" calcext:value-type="float">
            <text:p>355.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56.01" calcext:value-type="float">
            <text:p>356.0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6.73" calcext:value-type="float">
            <text:p>356.7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58.21" calcext:value-type="float">
            <text:p>358.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60.04" calcext:value-type="float">
            <text:p>360.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61.8" calcext:value-type="float">
            <text:p>361.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62.92" calcext:value-type="float">
            <text:p>362.9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65.56" calcext:value-type="float">
            <text:p>365.5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7.64" calcext:value-type="float">
            <text:p>367.6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68.84" calcext:value-type="float">
            <text:p>368.8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0.4" calcext:value-type="float">
            <text:p>370.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72.42" calcext:value-type="float">
            <text:p>372.4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74.97" calcext:value-type="float">
            <text:p>374.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378.81" calcext:value-type="float">
            <text:p>378.8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80.93" calcext:value-type="float">
            <text:p>380.9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82.7" calcext:value-type="float">
            <text:p>382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84.79" calcext:value-type="float">
            <text:p>384.7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86.28" calcext:value-type="float">
            <text:p>386.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8.57" calcext:value-type="float">
            <text:p>388.5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0.48" calcext:value-type="float">
            <text:p>390.48</text:p>
          </table:table-cell>
        </table:table-row>
      </table:table>
      <table:table table:name="L6-Asst-Opt1" table:style-name="ta1">
        <table:shapes>
          <draw:frame draw:z-index="0" draw:style-name="gr1" draw:text-style-name="P1" svg:width="523.73pt" svg:height="371.96pt" svg:x="195.11pt" svg:y="3pt">
            <draw:object draw:notify-on-update-of-ranges="'L6-Asst-Opt1'.B1:'L6-Asst-Opt1'.B1 'L6-Asst-Opt1'.B2:'L6-Asst-Opt1'.B22 'L6-Asst-Opt1'.C1:'L6-Asst-Opt1'.C1 'L6-Asst-Opt1'.C2:'L6-Asst-Opt1'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ce2"/>
        <table:table-row table:style-name="ro3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igarette Consumption (per adult per year)</text:p>
          </table:table-cell>
          <table:table-cell table:style-name="ce1" office:value-type="string" calcext:value-type="string">
            <text:p>CHD Mortality (deaths per 100,000)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220" calcext:value-type="float">
            <text:p>322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770" calcext:value-type="float">
            <text:p>177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700" calcext:value-type="float">
            <text:p>17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350" calcext:value-type="float">
            <text:p>335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500" calcext:value-type="float">
            <text:p>15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2160" calcext:value-type="float">
            <text:p>216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410" calcext:value-type="float">
            <text:p>14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890" calcext:value-type="float">
            <text:p>189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800" calcext:value-type="float">
            <text:p>18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290" calcext:value-type="float">
            <text:p>229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770" calcext:value-type="float">
            <text:p>27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510" calcext:value-type="float">
            <text:p>151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810" calcext:value-type="float">
            <text:p>18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3220" calcext:value-type="float">
            <text:p>322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090" calcext:value-type="float">
            <text:p>109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200" calcext:value-type="float">
            <text:p>12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270" calcext:value-type="float">
            <text:p>127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780" calcext:value-type="float">
            <text:p>278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float" office:value="2790" calcext:value-type="float">
            <text:p>27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900" calcext:value-type="float">
            <text:p>3900</text:p>
          </table:table-cell>
          <table:table-cell office:value-type="float" office:value="257" calcext:value-type="float">
            <text:p>257</text:p>
          </table:table-cell>
        </table:table-row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Make a scatterplot, and describe the association between cigarette consumption and heart disease. = Positive association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Find a linear model for these data using cigarette consumption as the predictor and coronary heart disease rates as the response. = Equation shown on the graph.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Find R 2 . How strong is the model? Somewhat strong. There’s quite a bit of scatter to the data but generally the more a person smokes the more likely they will die.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Interpret the slope of the regression line. Interpret the y-intercept of the line. - More smoking is more chance of CHD. Some people get CHD who don’t smoke at all.</text:p>
          </table:table-cell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edict the coronary heart disease rate if the United States halved its cigarette consumption.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US</text:p>
          </table:table-cell>
          <table:table-cell table:style-name="Default" office:value-type="float" office:value="3900" calcext:value-type="float">
            <text:p>3900</text:p>
          </table:table-cell>
          <table:table-cell table:style-name="Default" table:formula="of:=[.B33]/2" office:value-type="float" office:value="1950" calcext:value-type="float">
            <text:p>1950</text:p>
          </table:table-cell>
        </table:table-row>
        <table:table-row table:style-name="ro1">
          <table:table-cell table:style-name="Default" office:value-type="string" calcext:value-type="string">
            <text:p>Death Rate</text:p>
          </table:table-cell>
          <table:table-cell table:style-name="Default" table:formula="of:=(0.06017575596*[.B33])+15.6415" office:value-type="float" office:value="250.326948244" calcext:value-type="float">
            <text:p>250.326948244</text:p>
          </table:table-cell>
          <table:table-cell table:style-name="ce4" table:formula="of:=(0.06017575596*[.C33])+15.6415" office:value-type="float" office:value="132.984224122" calcext:value-type="float">
            <text:p>132.984224122</text:p>
          </table:table-cell>
        </table:table-row>
      </table:table>
      <table:table table:name="L6-Asst-Opt2" table:style-name="ta1">
        <table:shapes>
          <draw:frame draw:z-index="0" draw:style-name="gr1" draw:text-style-name="P1" svg:width="586.12pt" svg:height="444.25pt" svg:x="131.13pt" svg:y="3pt">
            <draw:object draw:notify-on-update-of-ranges="'L6-Asst-Opt2'.A1:'L6-Asst-Opt2'.A1 'L6-Asst-Opt2'.A2:'L6-Asst-Opt2'.A33 'L6-Asst-Opt2'.B1:'L6-Asst-Opt2'.B1 'L6-Asst-Opt2'.B2:'L6-Asst-Opt2'.B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Image 1" draw:style-name="gr2" draw:text-style-name="P1" svg:width="224.22pt" svg:height="29.62pt" svg:x="64.77pt" svg:y="487.64pt">
            <draw:image xlink:href="Pictures/2000005D00001EE7000004163DA3EBED38F6147E.svm" xlink:type="simple" xlink:show="embed" xlink:actuate="onLoad">
              <text:p/>
            </draw:image>
            <draw:image xlink:href="Pictures/100002000000012B000000284D1F38FCFF23CD88.png" xlink:type="simple" xlink:show="embed" xlink:actuate="onLoad"/>
          </draw:frame>
        </table:shapes>
        <table:table-column table:style-name="co2" table:number-columns-repeated="2" table:default-cell-style-name="ce2"/>
        <table:table-column table:style-name="co2" table:default-cell-style-name="Default"/>
        <table:table-row table:style-name="ro2">
          <table:table-cell table:style-name="ce1" office:value-type="string" calcext:value-type="string">
            <text:p>Size (square feet)</text:p>
          </table:table-cell>
          <table:table-cell table:style-name="ce1" office:value-type="string" calcext:value-type="string">
            <text:p>Price ($)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0500" calcext:value-type="float">
            <text:p>9050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7000" calcext:value-type="float">
            <text:p>12700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7000" calcext:value-type="float">
            <text:p>8700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5000" calcext:value-type="float">
            <text:p>12500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7300" calcext:value-type="float">
            <text:p>7730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2500" calcext:value-type="float">
            <text:p>14250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7000" calcext:value-type="float">
            <text:p>7700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8600" calcext:value-type="float">
            <text:p>11860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5000" calcext:value-type="float">
            <text:p>9500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6500" calcext:value-type="float">
            <text:p>8650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5000" calcext:value-type="float">
            <text:p>6500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6500" calcext:value-type="float">
            <text:p>1465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3000" calcext:value-type="float">
            <text:p>1330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000" calcext:value-type="float">
            <text:p>16000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900" calcext:value-type="float">
            <text:p>14490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8000" calcext:value-type="float">
            <text:p>148000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6000" calcext:value-type="float">
            <text:p>8600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0000" calcext:value-type="float">
            <text:p>14000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30000" calcext:value-type="float">
            <text:p>13000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80000" calcext:value-type="float">
            <text:p>18000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6000" calcext:value-type="float">
            <text:p>17600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83000" calcext:value-type="float">
            <text:p>183000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60000" calcext:value-type="float">
            <text:p>260000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70500" calcext:value-type="float">
            <text:p>270500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79000" calcext:value-type="float">
            <text:p>179000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40000" calcext:value-type="float">
            <text:p>240000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38000" calcext:value-type="float">
            <text:p>338000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ake a scatterplot, and describe the association between size and selling price.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The selling price goes up with size.</text:p>
          </table:table-cell>
          <table:table-cell/>
        </table:table-row>
        <table:table-row table:style-name="ro1">
          <table:table-cell table:style-name="ce3" office:value-type="string" calcext:value-type="string">
            <text:p>Find a linear model for these data using size as the predictor and selling price as the response.</text:p>
          </table:table-cell>
          <table:table-cell table:style-name="Default"/>
          <table:table-cell/>
        </table:table-row>
        <table:table-row table:style-name="ro4">
          <table:table-cell table:style-name="ce3"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Find R 2 . How strong is the model?</text:p>
          </table:table-cell>
          <table:table-cell table:style-name="Default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Decently strong. 0.7 seems like there’s a good correlation. Alhough in real estate location location location…</text:p>
          </table:table-cell>
          <table:table-cell/>
        </table:table-row>
        <table:table-row table:style-name="ro1">
          <table:table-cell table:style-name="ce3" office:value-type="string" calcext:value-type="string">
            <text:p>Interpret the slope of the regression line in the context of the data.</text:p>
          </table:table-cell>
          <table:table-cell table:style-name="Default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The more square footage the higher the price.</text:p>
          </table:table-cell>
          <table:table-cell/>
        </table:table-row>
        <table:table-row table:style-name="ro1">
          <table:table-cell table:style-name="ce3" office:value-type="string" calcext:value-type="string">
            <text:p>Predict the selling price of a home with 1,950 square feet.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Sq-Ft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st Price</text:p>
          </table:table-cell>
          <table:table-cell table:formula="of:=(101.2955*[.C44])-22243" office:value-type="float" office:value="175283.225" calcext:value-type="float">
            <text:p>175283.225</text:p>
          </table:table-cell>
        </table:table-row>
      </table:table>
      <table:table table:name="L6-Exam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table:formula="of:=(1.4709*[.B1])-2571.5" office:value-type="float" office:value="399.718" calcext:value-type="float">
            <text:p>399.718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table:formula="of:=243.5-(0.00708*[.B9])" office:value-type="float" office:value="193.94" calcext:value-type="float">
            <text:p>193.94</text:p>
          </table:table-cell>
        </table:table-row>
      </table:table>
      <table:named-expressions/>
      <table:database-ranges>
        <table:database-range table:name="__Anonymous_Sheet_DB__3" table:target-range-address="'L6-Asst-Opt2'.A1:'L6-Asst-Opt2'.B3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7:19:57.846000000</meta:creation-date>
    <dc:date>2018-11-04T18:12:20.357000000</dc:date>
    <meta:editing-duration>PT42M11S</meta:editing-duration>
    <meta:editing-cycles>5</meta:editing-cycles>
    <meta:generator>LibreOffice/6.0.5.2$Windows_X86_64 LibreOffice_project/54c8cbb85f300ac59db32fe8a675ff7683cd5a16</meta:generator>
    <meta:document-statistic meta:table-count="5" meta:cell-count="2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58cm" svg:height="14.238cm" xlink:href=".." xlink:type="simple" chart:class="chart:scatter" chart:style-name="ch1">
        <chart:legend chart:legend-position="end" svg:x="18.945cm" svg:y="6.571cm" style:legend-expansion="high" chart:style-name="ch2"/>
        <chart:plot-area chart:style-name="ch3" table:cell-range-address="L6C4.A1:L6C4.B33" chart:data-source-has-labels="row" svg:x="0.485cm" svg:y="0.284cm" svg:width="17.975cm" svg:height="13.67cm">
          <chartooo:coordinate-region svg:x="1.293cm" svg:y="0.483cm" svg:width="16.796cm" svg:height="12.8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6C4.B2:L6C4.B33" chart:label-cell-address="L6C4.B1:L6C4.B1" chart:class="chart:scatter">
            <chart:domain table:cell-range-address="L6C4.A2:L6C4.A33"/>
            <chart:regression-curve chart:style-name="ch7">
              <chart:equation chart:display-equation="true" chart:display-r-square="true" svg:x="7.875cm" svg:y="9.103cm"/>
            </chart:regression-curve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lobal Mean CO2</text:p>
                <draw:g>
                  <svg:desc>L6C4.B1:L6C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L6C4.A2:L6C4.A33</svg:desc>
                </draw:g>
              </table:table-cell>
              <table:table-cell office:value-type="float" office:value="338.8">
                <text:p>338.8</text:p>
                <draw:g>
                  <svg:desc>L6C4.B2:L6C4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340.76">
                <text:p>340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342.44">
                <text:p>342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343.98">
                <text:p>34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45.46">
                <text:p>345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346.89">
                <text:p>346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348.63">
                <text:p>348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351.17">
                <text:p>351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352.78">
                <text:p>352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353.98">
                <text:p>353.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355.3">
                <text:p>355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356.01">
                <text:p>356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356.73">
                <text:p>356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358.21">
                <text:p>358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360.04">
                <text:p>360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361.8">
                <text:p>36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362.92">
                <text:p>362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365.56">
                <text:p>365.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367.64">
                <text:p>367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368.84">
                <text:p>368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372.42">
                <text:p>372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374.97">
                <text:p>374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376.78">
                <text:p>376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378.81">
                <text:p>378.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380.93">
                <text:p>380.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382.7">
                <text:p>382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384.79">
                <text:p>384.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386.28">
                <text:p>386.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388.57">
                <text:p>388.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390.48">
                <text:p>390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77cm" svg:height="13.123cm" xlink:href=".." xlink:type="simple" chart:class="chart:scatter" chart:style-name="ch1">
        <chart:title svg:x="5.927cm" svg:y="0.398cm" chart:style-name="ch2">
          <text:p>CHD and Cigarette Consumption</text:p>
        </chart:title>
        <chart:legend svg:x="6.55cm" svg:y="10.132cm" style:legend-expansion="custom" chartooo:width="5.943cm" chartooo:height="0.598cm" style:legend-expansion-aspect-ratio="9.938127090301" chart:style-name="ch3"/>
        <chart:plot-area chart:style-name="ch4" table:cell-range-address="'L6-Asst-Opt1'.B1:'L6-Asst-Opt1'.C22" chart:data-source-has-labels="row" svg:x="1.38cm" svg:y="1.439cm" svg:width="16.728cm" svg:height="10.441cm">
          <chartooo:coordinate-region svg:x="2.187cm" svg:y="1.638cm" svg:width="15.549cm" svg:height="9.595cm"/>
          <chart:axis chart:dimension="x" chart:name="primary-x" chart:style-name="ch5">
            <chart:title svg:x="8.02cm" svg:y="12.142cm" chart:style-name="ch6">
              <text:p>Cigarette Consumption</text:p>
            </chart:title>
          </chart:axis>
          <chart:axis chart:dimension="y" chart:name="primary-y" chart:style-name="ch7">
            <chart:title svg:x="0.451cm" svg:y="8.145cm" chart:style-name="ch8">
              <text:p>Deaths per 100,000</text:p>
            </chart:title>
            <chart:grid chart:style-name="ch9" chart:class="major"/>
          </chart:axis>
          <chart:series chart:style-name="ch10" chart:values-cell-range-address="'L6-Asst-Opt1'.C2:'L6-Asst-Opt1'.C22" chart:label-cell-address="'L6-Asst-Opt1'.C1:'L6-Asst-Opt1'.C1" chart:class="chart:scatter">
            <chart:domain table:cell-range-address="'L6-Asst-Opt1'.B2:'L6-Asst-Opt1'.B22"/>
            <chart:regression-curve chart:style-name="ch11">
              <chart:equation chart:display-equation="true" chart:display-r-square="true" svg:x="8.851cm" svg:y="9.933cm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HD Mortality (deaths per 100,000)</text:p>
                <draw:g>
                  <svg:desc>'L6-Asst-Opt1'.C1:'L6-Asst-Opt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0">
                <text:p>3220</text:p>
                <draw:g>
                  <svg:desc>'L6-Asst-Opt1'.B2:'L6-Asst-Opt1'.B22</svg:desc>
                </draw:g>
              </table:table-cell>
              <table:table-cell office:value-type="float" office:value="238">
                <text:p>238</text:p>
                <draw:g>
                  <svg:desc>'L6-Asst-Opt1'.C2:'L6-Asst-Opt1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70">
                <text:p>17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50">
                <text:p>3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0">
                <text:p>216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0">
                <text:p>14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90">
                <text:p>18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0">
                <text:p>22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70">
                <text:p>27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0">
                <text:p>15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80">
                <text:p>16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0">
                <text:p>18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20">
                <text:p>32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0">
                <text:p>10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0">
                <text:p>127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80">
                <text:p>27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90">
                <text:p>27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00">
                <text:p>3900</text:p>
              </table:table-cell>
              <table:table-cell office:value-type="float" office:value="257">
                <text:p>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78cm" svg:height="15.673cm" xlink:href=".." xlink:type="simple" chart:class="chart:scatter" chart:style-name="ch1">
        <chart:title svg:x="7.16cm" svg:y="0.449cm" chart:style-name="ch2">
          <text:p>Home prices by square footage</text:p>
        </chart:title>
        <chart:legend chart:legend-position="end" svg:x="16.794cm" svg:y="7.288cm" style:legend-expansion="high" chart:style-name="ch3"/>
        <chart:plot-area chart:style-name="ch4" table:cell-range-address="'L6-Asst-Opt2'.A1:'L6-Asst-Opt2'.B33" chart:data-source-has-labels="row" svg:x="1.424cm" svg:y="1.541cm" svg:width="14.957cm" svg:height="12.838cm">
          <chartooo:coordinate-region svg:x="2.786cm" svg:y="1.74cm" svg:width="13.223cm" svg:height="11.992cm"/>
          <chart:axis chart:dimension="x" chart:name="primary-x" chart:style-name="ch5">
            <chart:title svg:x="7.958cm" svg:y="14.692cm" chart:style-name="ch6">
              <text:p>Square Feet</text:p>
            </chart:title>
          </chart:axis>
          <chart:axis chart:dimension="y" chart:name="primary-y" chart:style-name="ch5">
            <chart:title svg:x="0.451cm" svg:y="9.102cm" chart:style-name="ch7">
              <text:p>Home Price ($)</text:p>
            </chart:title>
            <chart:grid chart:style-name="ch8" chart:class="major"/>
          </chart:axis>
          <chart:series chart:style-name="ch9" chart:values-cell-range-address="'L6-Asst-Opt2'.B2:'L6-Asst-Opt2'.B33" chart:label-cell-address="'L6-Asst-Opt2'.B1:'L6-Asst-Opt2'.B1" chart:class="chart:scatter">
            <chart:domain table:cell-range-address="'L6-Asst-Opt2'.A2:'L6-Asst-Opt2'.A33"/>
            <chart:regression-curve chart:style-name="ch10">
              <chart:equation chart:display-equation="true" chart:display-r-square="true" svg:x="8.018cm" svg:y="12.486cm"/>
            </chart:regression-curve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ice ($)</text:p>
                <draw:g>
                  <svg:desc>'L6-Asst-Opt2'.B1:'L6-Asst-Opt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0">
                <text:p>820</text:p>
                <draw:g>
                  <svg:desc>'L6-Asst-Opt2'.A2:'L6-Asst-Opt2'.A33</svg:desc>
                </draw:g>
              </table:table-cell>
              <table:table-cell office:value-type="float" office:value="90500">
                <text:p>90500</text:p>
                <draw:g>
                  <svg:desc>'L6-Asst-Opt2'.B2:'L6-Asst-Opt2'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0">
                <text:p>940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0">
                <text:p>103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0">
                <text:p>1110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0">
                <text:p>1120</text:p>
              </table:table-cell>
              <table:table-cell office:value-type="float" office:value="77300">
                <text:p>77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0">
                <text:p>1170</text:p>
              </table:table-cell>
              <table:table-cell office:value-type="float" office:value="142500">
                <text:p>142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20">
                <text:p>1220</text:p>
              </table:table-cell>
              <table:table-cell office:value-type="float" office:value="77000">
                <text:p>77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50">
                <text:p>1250</text:p>
              </table:table-cell>
              <table:table-cell office:value-type="float" office:value="118600">
                <text:p>1186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0">
                <text:p>12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0">
                <text:p>125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0">
                <text:p>1270</text:p>
              </table:table-cell>
              <table:table-cell office:value-type="float" office:value="95000">
                <text:p>95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0">
                <text:p>1300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50">
                <text:p>1350</text:p>
              </table:table-cell>
              <table:table-cell office:value-type="float" office:value="86500">
                <text:p>86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0">
                <text:p>136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50">
                <text:p>1450</text:p>
              </table:table-cell>
              <table:table-cell office:value-type="float" office:value="65000">
                <text:p>65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80">
                <text:p>1480</text:p>
              </table:table-cell>
              <table:table-cell office:value-type="float" office:value="146500">
                <text:p>146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133000">
                <text:p>133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160000">
                <text:p>16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0">
                <text:p>1520</text:p>
              </table:table-cell>
              <table:table-cell office:value-type="float" office:value="144900">
                <text:p>144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0">
                <text:p>1550</text:p>
              </table:table-cell>
              <table:table-cell office:value-type="float" office:value="148000">
                <text:p>148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80">
                <text:p>1580</text:p>
              </table:table-cell>
              <table:table-cell office:value-type="float" office:value="86000">
                <text:p>86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0">
                <text:p>164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0">
                <text:p>1760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60">
                <text:p>1760</text:p>
              </table:table-cell>
              <table:table-cell office:value-type="float" office:value="130000">
                <text:p>13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40">
                <text:p>1840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">
                <text:p>2000</text:p>
              </table:table-cell>
              <table:table-cell office:value-type="float" office:value="176000">
                <text:p>176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20">
                <text:p>2020</text:p>
              </table:table-cell>
              <table:table-cell office:value-type="float" office:value="183000">
                <text:p>183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30">
                <text:p>2130</text:p>
              </table:table-cell>
              <table:table-cell office:value-type="float" office:value="260000">
                <text:p>26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40">
                <text:p>2440</text:p>
              </table:table-cell>
              <table:table-cell office:value-type="float" office:value="270500">
                <text:p>270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10">
                <text:p>2510</text:p>
              </table:table-cell>
              <table:table-cell office:value-type="float" office:value="179000">
                <text:p>17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90">
                <text:p>2790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10">
                <text:p>3110</text:p>
              </table:table-cell>
              <table:table-cell office:value-type="float" office:value="338000">
                <text:p>338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